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ProxyEndpoint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createTransform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ProxyEndpoint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ProxyEndpoint.setOutResource( Resource out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setUseDomSourceForContent( Boolean useDomSourceFor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setFaultResource( Resource fault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ltProxyEndpoint.process( MessageExchange exchan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XsltProxyEndpoint.getTransform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ProxyEndpoint.getResource(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ltProxyEndpoint.setStoreFactory( StoreFactory stor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setUseDomSourceForXslt( boolean useDomSourceForXs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isUseDomSourceForXs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createTemplates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ProxyEndpoint.getTemplates(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ProxyEndpoint.getFaul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configureTransformer( Transformer transformer , MessageExchange inExchange , NormalizedMessage inMessage , MessageExchange outExchange , NormalizedMessage out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sltProxyEndpoint.getUseDomSourceFor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transformContent( Transformer transformer , MessageExchange exchange , NormalizedMessage in , NormalizedMessage 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sltProxyEndpoint.setTransformerFactory( TransformerFactory transform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createXsltSource( Resourc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ltProxyEndpoint.getStor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transform( MessageExchange inExchange , NormalizedMessage inMessage , MessageExchange outExchange , NormalizedMessage outMessage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ltProxyEndpoint.createTransformer( MessageExchange exchange , NormalizedMessage msg , i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sltProxyEndpoint.transform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xyEndpoint.getXsltSource(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ProxyEndpoint.getOu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